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2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8.904cm"/>
    </style:style>
    <style:style style:name="co5" style:family="table-column">
      <style:table-column-properties fo:break-before="auto" style:column-width="7.1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ssignments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 </text:p>
          </table:table-cell>
          <table:table-cell table:style-name="ce1" office:value-type="string" calcext:value-type="string">
            <text:p>Expected outpu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Dining philosophers solution</text:p>
          </table:table-cell>
          <table:table-cell office:value-type="date" office:date-value="2018-07-12" calcext:value-type="date">
            <text:p>12/07/18</text:p>
          </table:table-cell>
          <table:table-cell office:value-type="date" office:date-value="2018-07-19" calcext:value-type="date">
            <text:p>19/07/18</text:p>
          </table:table-cell>
          <table:table-cell office:value-type="string" calcext:value-type="string">
            <text:p>Implement solution for Dining philosophers problem</text:p>
          </table:table-cell>
          <table:table-cell office:value-type="string" calcext:value-type="string">
            <text:p>Implemented soluton by</text:p>
            <text:p>1.Semaphore.</text:p>
            <text:p>2.Mutex and semaphore</text:p>
          </table:table-cell>
        </table:table-row>
        <table:table-row table:style-name="ro3">
          <table:table-cell office:value-type="string" calcext:value-type="string">
            <text:p>Tower of Hanoi</text:p>
          </table:table-cell>
          <table:table-cell office:value-type="date" office:date-value="2018-07-12" calcext:value-type="date">
            <text:p>12/07/18</text:p>
          </table:table-cell>
          <table:table-cell office:value-type="date" office:date-value="2018-07-19" calcext:value-type="date">
            <text:p>19/07/18</text:p>
          </table:table-cell>
          <table:table-cell office:value-type="string" calcext:value-type="string">
            <text:p>Implement tower of hanoi</text:p>
          </table:table-cell>
          <table:table-cell office:value-type="string" calcext:value-type="string">
            <text:p>Implemented</text:p>
          </table:table-cell>
        </table:table-row>
        <table:table-row table:style-name="ro3">
          <table:table-cell office:value-type="string" calcext:value-type="string">
            <text:p>Red black tree</text:p>
          </table:table-cell>
          <table:table-cell office:value-type="date" office:date-value="2018-07-12" calcext:value-type="date">
            <text:p>12/07/18</text:p>
          </table:table-cell>
          <table:table-cell office:value-type="date" office:date-value="2018-07-19" calcext:value-type="date">
            <text:p>19/07/18</text:p>
          </table:table-cell>
          <table:table-cell office:value-type="string" calcext:value-type="string">
            <text:p>Implement insertion,deletion,searching in RB Tree</text:p>
          </table:table-cell>
          <table:table-cell office:value-type="string" calcext:value-type="string">
            <text:p>Implemented insertion and searching</text:p>
          </table:table-cell>
        </table:table-row>
        <table:table-row table:style-name="ro3">
          <table:table-cell office:value-type="string" calcext:value-type="string">
            <text:p>Top command</text:p>
          </table:table-cell>
          <table:table-cell office:value-type="date" office:date-value="2018-07-12" calcext:value-type="date">
            <text:p>12/07/18</text:p>
          </table:table-cell>
          <table:table-cell office:value-type="date" office:date-value="2018-07-19" calcext:value-type="date">
            <text:p>19/07/18</text:p>
          </table:table-cell>
          <table:table-cell office:value-type="string" calcext:value-type="string">
            <text:p>Implement top command</text:p>
          </table:table-cell>
          <table:table-cell office:value-type="string" calcext:value-type="string">
            <text:p>Not implemented. Learned proc fs</text:p>
          </table:table-cell>
        </table:table-row>
        <table:table-row table:style-name="ro3">
          <table:table-cell/>
          <table:table-cell table:style-name="ce4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Red Black Tree – Deletion</text:p>
          </table:table-cell>
          <table:table-cell office:value-type="date" office:date-value="2018-07-19" calcext:value-type="date">
            <text:p>19/07/18</text:p>
          </table:table-cell>
          <table:table-cell office:value-type="date" office:date-value="2018-07-26" calcext:value-type="date">
            <text:p>26/07/18</text:p>
          </table:table-cell>
          <table:table-cell office:value-type="string" calcext:value-type="string">
            <text:p>Implement deletion in RB Tree</text:p>
          </table:table-cell>
          <table:table-cell office:value-type="string" calcext:value-type="string">
            <text:p>Implemented</text:p>
          </table:table-cell>
        </table:table-row>
        <table:table-row table:style-name="ro4">
          <table:table-cell table:style-name="ce2" office:value-type="string" calcext:value-type="string">
            <text:p>Hash table implementation</text:p>
          </table:table-cell>
          <table:table-cell office:value-type="date" office:date-value="2018-07-19" calcext:value-type="date">
            <text:p>19/07/18</text:p>
          </table:table-cell>
          <table:table-cell office:value-type="date" office:date-value="2018-07-26" calcext:value-type="date">
            <text:p>26/07/18</text:p>
          </table:table-cell>
          <table:table-cell table:style-name="ce2" office:value-type="string" calcext:value-type="string">
            <text:p>Hash table implementation which accepts multiple</text:p>
            <text:p>files as inputs.Input files should be scanned and</text:p>
            <text:p>words should be stored appropriately such that</text:p>
            <text:p>searching becomes easy. </text:p>
          </table:table-cell>
          <table:table-cell table:style-name="ce2" office:value-type="string" calcext:value-type="string">
            <text:p>Implemented hash table which accepts</text:p>
            <text:p>Multiple files as inputs.Operations</text:p>
            <text:p>Implemented are:</text:p>
            <text:p>1.Create and display.</text:p>
            <text:p>2.Search</text:p>
            <text:p>3.Save data.</text:p>
            <text:p>4.Update data base.</text:p>
          </table:table-cell>
        </table:table-row>
        <table:table-row table:style-name="ro3"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office:value-type="string" calcext:value-type="string">
            <text:p>ARM architecture</text:p>
          </table:table-cell>
          <table:table-cell office:value-type="date" office:date-value="2018-07-26" calcext:value-type="date">
            <text:p>26/07/18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Learn ARM Architecture, modes, cross compilation </text:p>
            <text:p>for ARM.</text:p>
          </table:table-cell>
          <table:table-cell office:value-type="string" calcext:value-type="string">
            <text:p>Learned ARM architecture,features,</text:p>
            <text:p> Processor modes, registers, cross</text:p>
            <text:p>Compilation for ARM</text:p>
          </table:table-cell>
        </table:table-row>
        <table:table-row table:style-name="ro3">
          <table:table-cell office:value-type="string" calcext:value-type="string">
            <text:p>Presentation on RB Tree</text:p>
          </table:table-cell>
          <table:table-cell office:value-type="date" office:date-value="2018-07-26" calcext:value-type="date">
            <text:p>26/07/18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Presentation on RB Tree</text:p>
          </table:table-cell>
          <table:table-cell office:value-type="string" calcext:value-type="string">
            <text:p>Completed</text:p>
          </table:table-cell>
        </table:table-row>
        <table:table-row table:style-name="ro3">
          <table:table-cell/>
          <table:table-cell table:style-name="ce4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Booting process</text:p>
          </table:table-cell>
          <table:table-cell office:value-type="date" office:date-value="2018-08-02" calcext:value-type="date">
            <text:p>02/08/18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Learn about booting process</text:p>
          </table:table-cell>
          <table:table-cell office:value-type="string" calcext:value-type="string">
            <text:p>Learned.</text:p>
          </table:table-cell>
        </table:table-row>
        <table:table-row table:style-name="ro6">
          <table:table-cell office:value-type="string" calcext:value-type="string">
            <text:p>Types of boot loaders</text:p>
          </table:table-cell>
          <table:table-cell office:value-type="date" office:date-value="2018-08-02" calcext:value-type="date">
            <text:p>02/08/18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Learn about boot loaders(GRUB, U Boot, Red Boot)</text:p>
          </table:table-cell>
          <table:table-cell office:value-type="string" calcext:value-type="string">
            <text:p>Read about GRUB,LILO,U Boot, NTLDR,</text:p>
            <text:p>Red boot.</text:p>
          </table:table-cell>
        </table:table-row>
        <table:table-row table:style-name="ro5">
          <table:table-cell office:value-type="string" calcext:value-type="string">
            <text:p>QEMU &amp; UEFI</text:p>
          </table:table-cell>
          <table:table-cell office:value-type="date" office:date-value="2018-08-02" calcext:value-type="date">
            <text:p>02/08/18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Understand QEMU &amp; UEFI.</text:p>
            <text:p>Configure emulator using QEMU.</text:p>
            <text:p/>
          </table:table-cell>
          <table:table-cell office:value-type="string" calcext:value-type="string">
            <text:p>Learned UEFI and configured QEMU</text:p>
            <text:p>Using linux lite ISO.</text:p>
          </table:table-cell>
        </table:table-row>
        <table:table-row table:style-name="ro3"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Raspberry pi 3 </text:p>
          </table:table-cell>
          <table:table-cell office:value-type="date" office:date-value="2018-08-09" calcext:value-type="date">
            <text:p>09/08/18</text:p>
          </table:table-cell>
          <table:table-cell office:value-type="date" office:date-value="2018-08-16" calcext:value-type="date">
            <text:p>16/08/18</text:p>
          </table:table-cell>
          <table:table-cell office:value-type="string" calcext:value-type="string">
            <text:p>Compiling U Boot for Raspberry pi 3, Cross compile</text:p>
            <text:p>Kernel for raspberry pi</text:p>
          </table:table-cell>
          <table:table-cell office:value-type="string" calcext:value-type="string">
            <text:p>Compiled U Boot for rpi.</text:p>
            <text:p>Cross compiled kernel for rpi.</text:p>
          </table:table-cell>
        </table:table-row>
        <table:table-row table:style-name="ro3">
          <table:table-cell/>
          <table:table-cell table:style-name="ce4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9">00/00/0000</text:date>, <text:time style:data-style-name="N2" text:time-value="16:25:34.472532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14:16:23.029603845</meta:creation-date>
    <dc:date>2018-08-19T16:38:40.623820362</dc:date>
    <meta:editing-duration>PT31M34S</meta:editing-duration>
    <meta:editing-cycles>4</meta:editing-cycles>
    <meta:generator>LibreOffice/4.2.8.2$Linux_X86_64 LibreOffice_project/420m0$Build-2</meta:generator>
    <meta:document-statistic meta:table-count="1" meta:cell-count="65" meta:object-count="0"/>
  </office:meta>
</office:document-meta>
</file>